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80000000AB0E1EF6E.png" manifest:media-type="image/png"/>
  <manifest:file-entry manifest:full-path="Pictures/100002000000012C0000000AAF019275.png" manifest:media-type="image/png"/>
  <manifest:file-entry manifest:full-path="Pictures/10000200000002580000003CDB3A5D87.png" manifest:media-type="image/png"/>
  <manifest:file-entry manifest:full-path="Pictures/10000000000003200000025809C7EF31.png" manifest:media-type="image/png"/>
  <manifest:file-entry manifest:full-path="Pictures/10000000000003E0000002E8F7D796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2-title">
      <style:graphic-properties fo:min-height="3.175cm"/>
    </style:style>
    <style:style style:name="pr2" style:family="presentation" style:parent-style-name="Title2-outline1" style:list-style-name="L1">
      <style:graphic-properties fo:min-height="10.797cm"/>
    </style:style>
    <style:style style:name="pr3" style:family="presentation" style:parent-style-name="Title2-notes">
      <style:graphic-properties draw:fill-color="#ffffff" fo:min-height="11.426cm"/>
    </style:style>
    <style:style style:name="pr4" style:family="presentation" style:parent-style-name="Title2-outline1" style:list-style-name="L2">
      <style:graphic-properties fo:min-height="10.797cm"/>
    </style:style>
    <style:style style:name="pr5" style:family="presentation" style:parent-style-name="Title2-outline1">
      <style:graphic-properties fo:min-height="10.797cm"/>
    </style:style>
    <style:style style:name="P1" style:family="paragraph">
      <style:text-properties fo:language="en" fo:country="US"/>
    </style:style>
    <style:style style:name="P2" style:family="paragraph">
      <style:text-properties fo:font-size="12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5pt" fo:language="en" fo:country="IN" style:font-size-asian="35pt" style:font-size-complex="3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2" presentation:presentation-page-layout-name="AL1T1">
        <office:forms form:automatic-focus="false" form:apply-design-mode="false"/>
        <draw:frame presentation:style-name="pr1" draw:text-style-name="P1" draw:layer="layout" svg:width="22.856cm" svg:height="3.175cm" svg:x="1.2cm" svg:y="-0.975cm" presentation:class="title" presentation:user-transformed="true">
          <draw:text-box>
            <text:p><text:span text:style-name="T1">Single page application using JavaScript</text:span></text:p>
          </draw:text-box>
        </draw:frame>
        <draw:frame presentation:style-name="pr2" draw:text-style-name="P1" draw:layer="layout" svg:width="22.856cm" svg:height="11.047cm" svg:x="1.27cm" svg:y="4.457cm" presentation:class="outline">
          <draw:text-box>
            <text:list text:style-name="L1">
              <text:list-item>
                <text:p><text:span text:style-name="T1">In this exercise you have to create a single page application. The code template is provided . There are total 4 menu items as per the UI. </text:span></text:p>
              </text:list-item>
              <text:list-item>
                <text:p><text:span text:style-name="T1">The trick is that on click of these menu items you will load the data from the JSON provided in the html.</text:span></text:p>
              </text:list-item>
              <text:list-item>
                <text:p><text:span text:style-name="T1">You have to parse the json. Convert int into JavaScript object. You have to bind click to these menu items.</text:span></text:p>
              </text:list-item>
              <text:list-item>
                <text:p><text:span text:style-name="T1">The JSON data is stored in the script tag with type as text/template which is a special tag to store strings. In the future we will be storing templates here!</text:span></text:p>
              </text:list-item>
              <text:list-item>
                <text:p><text:span text:style-name="T1">Note that when we visit the home page, the json data should be parsed <text:s/>and the home page should be visible. Means for homepage you don't need to fire a click event on home menu on homepage load.</text:span></text:p>
              </text:list-item>
            </text:list>
          </draw:text-box>
        </draw:frame>
        <presentation:notes draw:style-name="dp2">
          <draw:page-thumbnail draw:style-name="gr1" draw:layer="layout" svg:width="13.463cm" svg:height="9.521cm" svg:x="2.786cm" svg:y="1.93cm" draw:page-number="1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>
        <office:forms form:automatic-focus="false" form:apply-design-mode="false"/>
        <draw:frame presentation:style-name="pr1" draw:text-style-name="P1" draw:layer="layout" svg:width="22.856cm" svg:height="3.175cm" svg:x="1.27cm" svg:y="0.757cm" presentation:class="title">
          <draw:text-box>
            <text:p><text:span text:style-name="T1">Hint1</text:span></text:p>
          </draw:text-box>
        </draw:frame>
        <draw:frame presentation:style-name="pr4" draw:text-style-name="P1" draw:layer="layout" svg:width="22.856cm" svg:height="11.047cm" svg:x="1.27cm" svg:y="4.457cm" presentation:class="outline" presentation:user-transformed="true">
          <draw:text-box>
            <text:list text:style-name="L2">
              <text:list-header>
                <text:p><text:span text:style-name="T2">Parse the data in the init function. Use document.getElementById to parse the data.give class as news for a div that will show news. A class content should be used for div that will show data for other pages </text:span></text:p>
              </text:list-header>
            </text:list>
          </draw:text-box>
        </draw:frame>
        <presentation:notes draw:style-name="dp2">
          <draw:page-thumbnail draw:style-name="gr1" draw:layer="layout" svg:width="13.463cm" svg:height="9.521cm" svg:x="2.786cm" svg:y="1.93cm" draw:page-number="2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>
        <office:forms form:automatic-focus="false" form:apply-design-mode="false"/>
        <draw:frame presentation:style-name="pr1" draw:text-style-name="P1" draw:layer="layout" svg:width="22.856cm" svg:height="3.175cm" svg:x="1.27cm" svg:y="0.757cm" presentation:class="title">
          <draw:text-box>
            <text:p><text:span text:style-name="T1">Hint3</text:span></text:p>
          </draw:text-box>
        </draw:frame>
        <draw:frame presentation:style-name="pr5" draw:text-style-name="P1" draw:layer="layout" svg:width="22.856cm" svg:height="11.047cm" svg:x="1.27cm" svg:y="4.457cm" presentation:class="outline" presentation:user-transformed="true">
          <draw:text-box>
            <text:list text:style-name="L3">
              <text:list-header>
                <text:p><text:span text:style-name="T1">Use InnerHTML property to populate the html .</text:span></text:p>
              </text:list-header>
            </text:list>
          </draw:text-box>
        </draw:frame>
        <presentation:notes draw:style-name="dp2">
          <draw:page-thumbnail draw:style-name="gr1" draw:layer="layout" svg:width="13.463cm" svg:height="9.521cm" svg:x="2.786cm" svg:y="1.93cm" draw:page-number="3" presentation:class="page"/>
          <draw:frame presentation:style-name="pr3" draw:text-style-name="P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3E0000002E8F7D79645.png" xlink:type="simple" xlink:show="embed" xlink:actuate="onLoad"/>
    <draw:fill-image draw:name="Bitmape_20_2" draw:display-name="Bitmape 2" xlink:href="Pictures/10000000000003200000025809C7EF3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1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font-style="normal" fo:text-shadow="none" style:text-underline-style="none" fo:font-weight="normal" style:letter-kerning="true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5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4pt" fo:font-style="italic" fo:text-shadow="none" style:text-underline-style="none" fo:font-weight="bold" style:letter-kerning="true" style:font-name-asian="Arial Unicode MS1" style:font-family-asian="'Arial Unicode MS'" style:font-pitch-asian="variable" style:font-size-asian="34pt" style:font-style-asian="italic" style:font-weight-asian="bold" style:font-name-complex="Arial Unicode MS1" style:font-family-complex="'Arial Unicode MS'" style:font-pitch-complex="variable" style:font-size-complex="3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1.29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6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5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center" fo:text-indent="0cm" style:line-break="strict" style:writing-mode="lr-tb"/>
    </style:style>
    <style:style style:name="MP1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/>
    </style:style>
    <style:style style:name="MT3" style:family="text">
      <style:text-properties fo:color="#ffffff" style:font-name="Times New Roman" fo:font-size="14pt" fo:language="en" fo:country="IN" style:font-name-asian="DejaVu Sans1" style:font-size-asian="14pt" style:font-name-complex="DejaVu Sans1" style:font-size-complex="14pt"/>
    </style:style>
    <style:style style:name="MT4" style:family="text">
      <style:text-properties fo:color="#ffffcc" style:font-name="Times New Roman" fo:font-size="14pt" fo:language="en" fo:country="IN" style:font-name-asian="DejaVu Sans1" style:font-size-asian="14pt" style:font-name-complex="DejaVu Sans1" style:font-size-complex="14pt"/>
    </style:style>
    <style:style style:name="MT5" style:family="text">
      <style:text-properties fo:color="#ffffcc" style:font-name="Times New Roman" fo:language="en" fo:country="IN" style:font-name-asian="DejaVu Sans1" style:font-name-complex="DejaVu Sans1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frame draw:style-name="Mgr3" draw:text-style-name="MP3" draw:layer="backgroundobjects" svg:width="8.727cm" svg:height="0.203cm" svg:x="16.66cm" svg:y="17.167cm">
          <draw:image xlink:href="Pictures/100002000000012C0000000AAF019275.png" xlink:type="simple" xlink:show="embed" xlink:actuate="onLoad">
            <text:p/>
          </draw:image>
        </draw:frame>
        <draw:frame draw:style-name="Mgr3" draw:text-style-name="MP3" draw:layer="backgroundobjects" svg:width="12.484cm" svg:height="0.265cm" svg:x="-0.022cm" svg:y="4.546cm">
          <draw:image xlink:href="Pictures/10000200000002580000000AB0E1EF6E.png" xlink:type="simple" xlink:show="embed" xlink:actuate="onLoad">
            <text:p/>
          </draw:image>
        </draw:frame>
      </draw:g>
      <draw:frame presentation:style-name="Default-title" draw:layer="backgroundobjects" svg:width="23.989cm" svg:height="2.116cm" svg:x="0.881cm" svg:y="1.998cm" presentation:class="title" presentation:placeholder="true">
        <draw:text-box/>
      </draw:frame>
      <draw:frame presentation:style-name="Default-outline1" draw:layer="backgroundobjects" svg:width="22.798cm" svg:height="11.426cm" svg:x="0.913cm" svg:y="5.393cm" presentation:class="outline" presentation:placeholder="true">
        <draw:text-box/>
      </draw:frame>
      <draw:frame presentation:style-name="Mpr1" draw:layer="backgroundobjects" svg:width="5.287cm" svg:height="1.275cm" svg:x="9.537cm" svg:y="17.611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275cm" svg:x="16.968cm" svg:y="17.611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layer="backgroundobjects" svg:width="5.287cm" svg:height="1.274cm" svg:x="0.405cm" svg:y="17.66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3.463cm" svg:height="9.521cm" svg:x="2.786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5" draw:text-style-name="MP6" draw:layer="backgroundobjects" svg:width="8.264cm" svg:height="1.266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frame draw:style-name="Mgr9" draw:text-style-name="MP3" draw:layer="backgroundobjects" svg:width="25.396cm" svg:height="2.536cm" svg:x="0cm" svg:y="0cm">
          <draw:image xlink:href="Pictures/10000200000002580000003CDB3A5D87.png" xlink:type="simple" xlink:show="embed" xlink:actuate="onLoad">
            <text:p/>
          </draw:image>
        </draw:frame>
        <draw:frame draw:style-name="Mgr3" draw:text-style-name="MP3" draw:layer="backgroundobjects" svg:width="12.484cm" svg:height="0.264cm" svg:x="11.853cm" svg:y="9.08cm">
          <draw:image xlink:href="Pictures/10000200000002580000000AB0E1EF6E.png" xlink:type="simple" xlink:show="embed" xlink:actuate="onLoad">
            <text:p/>
          </draw:image>
        </draw:frame>
      </draw:g>
      <draw:frame presentation:style-name="Title1-title" draw:layer="backgroundobjects" svg:width="21.585cm" svg:height="3.982cm" svg:x="2.751cm" svg:y="4.48cm" presentation:class="title" presentation:placeholder="true">
        <draw:text-box/>
      </draw:frame>
      <draw:frame presentation:style-name="Mpr3" draw:text-style-name="MP10" draw:layer="backgroundobjects" svg:width="5.287cm" svg:height="1.266cm" svg:x="9.33cm" svg:y="17.621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4" draw:text-style-name="MP12" draw:layer="backgroundobjects" svg:width="8.039cm" svg:height="1.266cm" svg:x="16.721cm" svg:y="17.621cm" presentation:class="footer">
        <draw:text-box>
          <text:list text:style-name="ML2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5" draw:text-style-name="MP14" draw:layer="backgroundobjects" svg:width="5.288cm" svg:height="1.274cm" svg:x="0.348cm" svg:y="17.661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3.463cm" svg:height="9.521cm" svg:x="2.786cm" svg:y="1.9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6" draw:text-style-name="MP6" draw:layer="backgroundobjects" svg:width="8.264cm" svg:height="1.266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2.856cm" svg:height="3.175cm" svg:x="1.27cm" svg:y="0.757cm" presentation:class="title" presentation:placeholder="true">
        <draw:text-box/>
      </draw:frame>
      <draw:frame presentation:style-name="Title2-outline1" draw:layer="backgroundobjects" svg:width="22.856cm" svg:height="11.047cm" svg:x="1.27cm" svg:y="4.457cm" presentation:class="outline" presentation:placeholder="true">
        <draw:text-box/>
      </draw:frame>
      <draw:frame presentation:style-name="Mpr10" draw:text-style-name="MP6" draw:layer="backgroundobjects" svg:width="5.913cm" svg:height="1.31cm" svg:x="1.269cm" svg:y="17.352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" draw:text-style-name="MP16" draw:layer="backgroundobjects" svg:width="8.048cm" svg:height="1.31cm" svg:x="8.687cm" svg:y="17.352cm" presentation:class="footer">
        <draw:text-box>
          <text:list text:style-name="ML1">
            <text:list-header>
              <text:p text:style-name="MP15"><text:span text:style-name="MT3"><presentation:footer/></text:span></text:p>
            </text:list-header>
          </text:list>
        </draw:text-box>
      </draw:frame>
      <draw:frame presentation:style-name="Mpr12" draw:text-style-name="MP8" draw:layer="backgroundobjects" svg:width="5.914cm" svg:height="1.31cm" svg:x="18.212cm" svg:y="17.352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3.463cm" svg:height="9.521cm" svg:x="2.786cm" svg:y="1.93cm" presentation:class="page"/>
        <draw:frame presentation:style-name="Title2-notes" draw:layer="backgroundobjects" svg:width="15.236cm" svg:height="11.426cm" svg:x="1.905cm" svg:y="12.065cm" presentation:class="notes" presentation:placeholder="true">
          <draw:text-box/>
        </draw:frame>
        <draw:frame presentation:style-name="Mpr13" draw:text-style-name="MP6" draw:layer="backgroundobjects" svg:width="8.264cm" svg:height="1.266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" draw:text-style-name="MP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" draw:text-style-name="MP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" draw:text-style-name="MP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web programming. </dc:title>
    <meta:initial-creator>moktarul</meta:initial-creator>
    <meta:creation-date>2010-01-06T09:13:50</meta:creation-date>
    <dc:date>2015-02-20T20:58:50.559445080</dc:date>
    <meta:editing-cycles>173</meta:editing-cycles>
    <meta:editing-duration>PT9H26M10S</meta:editing-duration>
    <meta:generator>LibreOffice/4.2.7.2$Linux_X86_64 LibreOffice_project/420m0$Build-2</meta:generator>
    <meta:document-statistic meta:object-count="63"/>
  </office:meta>
</office:document-meta>
</file>